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7be8e" officeooo:paragraph-rsid="0017be8e"/>
    </style:style>
    <style:style style:name="P2" style:family="paragraph" style:parent-style-name="Standard">
      <style:paragraph-properties fo:text-align="start" style:justify-single-word="false"/>
      <style:text-properties officeooo:rsid="0017be8e" officeooo:paragraph-rsid="0017be8e"/>
    </style:style>
    <style:style style:name="T1" style:family="text">
      <style:text-properties officeooo:rsid="0019b3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ne Manager’s Report – <text:span text:style-name="T1">Ace of ‘Base</text:span></text:p>
      <text:p text:style-name="P1"/>
      <text:p text:style-name="P2">I thought the group members performed very well on this project. Their work was a little late getting started, but the quality overall was quite good. Theresa and Jason implemented the Join() operations and did so quite well. Trent was both thorough in his implementation of the Project() method as well as very available during the crunch time before submission. Sharon was indispensable in the structuring of the Maven project build and source directory as well as an invaluable “expert” on Git, relatively speaking. I am most disappointed in myself as a manager. Lack of awareness with Maven/SBT, lack of fluency in Git procedures and optimal team work flow and development methods meant that my team was somewhat disorganized and crunched for time before the final submission. Hopefully I can fix this in the futur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21:32:30.341542648</meta:creation-date>
    <dc:date>2016-08-26T22:42:59.837670679</dc:date>
    <meta:editing-duration>PT1H10M29S</meta:editing-duration>
    <meta:editing-cycles>2</meta:editing-cycles>
    <meta:generator>LibreOffice/5.1.4.2$Linux_X86_64 LibreOffice_project/10m0$Build-2</meta:generator>
    <meta:document-statistic meta:table-count="0" meta:image-count="0" meta:object-count="0" meta:page-count="1" meta:paragraph-count="2" meta:word-count="142" meta:character-count="865" meta:non-whitespace-character-count="722"/>
  </office:meta>
</office:document-meta>
</file>